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" fo:font-size="16pt" fo:font-weight="bold" officeooo:rsid="001da25a" officeooo:paragraph-rsid="001f70ef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" fo:font-size="16pt" fo:font-weight="bold" officeooo:rsid="001da25a" officeooo:paragraph-rsid="0022b963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" fo:font-size="16pt" fo:font-weight="bold" officeooo:rsid="001da25a" officeooo:paragraph-rsid="002912de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" fo:font-size="16pt" fo:font-weight="bold" officeooo:rsid="001da25a" officeooo:paragraph-rsid="00299c22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" fo:font-size="16pt" fo:font-weight="bold" officeooo:rsid="001da25a" officeooo:paragraph-rsid="002a4ff1" style:font-size-asian="14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DejaVu Sans" fo:font-size="12pt" fo:font-weight="normal" officeooo:rsid="001da25a" officeooo:paragraph-rsid="001da25a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ejaVu Sans" fo:font-size="12pt" fo:font-weight="normal" officeooo:rsid="001da25a" officeooo:paragraph-rsid="001da25a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DejaVu Sans" fo:font-size="12pt" fo:font-weight="normal" officeooo:rsid="001da25a" officeooo:paragraph-rsid="001f70ef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DejaVu Sans" fo:font-size="12pt" fo:font-weight="normal" officeooo:rsid="001da25a" officeooo:paragraph-rsid="0022b96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DejaVu Sans" fo:font-size="12pt" fo:font-weight="normal" officeooo:rsid="001da25a" officeooo:paragraph-rsid="00277981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DejaVu Sans" fo:font-size="12pt" fo:font-weight="normal" officeooo:rsid="001da25a" officeooo:paragraph-rsid="002912de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DejaVu Sans" fo:font-size="12pt" fo:font-weight="normal" officeooo:rsid="001da25a" officeooo:paragraph-rsid="00299c22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DejaVu Sans" fo:font-size="12pt" fo:font-weight="normal" officeooo:rsid="001da25a" officeooo:paragraph-rsid="002a4ff1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DejaVu Sans" fo:font-size="12pt" fo:font-weight="normal" officeooo:rsid="001da25a" officeooo:paragraph-rsid="002b5246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DejaVu Sans" fo:font-size="12pt" fo:font-weight="normal" officeooo:rsid="001f70ef" officeooo:paragraph-rsid="001f70ef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DejaVu Sans" fo:font-size="12pt" fo:font-weight="normal" officeooo:rsid="001f70ef" officeooo:paragraph-rsid="0022b963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DejaVu Sans" fo:font-size="12pt" fo:font-weight="normal" officeooo:rsid="001f70ef" officeooo:paragraph-rsid="00277981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DejaVu Sans" fo:font-size="12pt" fo:font-weight="normal" officeooo:rsid="001f70ef" officeooo:paragraph-rsid="002912de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DejaVu Sans" fo:font-size="12pt" fo:font-weight="normal" officeooo:rsid="001f70ef" officeooo:paragraph-rsid="00299c22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DejaVu Sans" fo:font-size="12pt" fo:font-weight="normal" officeooo:rsid="001f70ef" officeooo:paragraph-rsid="002a4ff1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DejaVu Sans" fo:font-size="12pt" fo:font-weight="normal" officeooo:rsid="001f70ef" officeooo:paragraph-rsid="002b5246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DejaVu Sans" fo:font-size="12pt" fo:font-weight="normal" officeooo:rsid="001f70ef" officeooo:paragraph-rsid="002e8b0f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DejaVu Sans" fo:font-size="12pt" fo:font-weight="normal" officeooo:rsid="00277981" officeooo:paragraph-rsid="00277981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DejaVu Sans" fo:font-size="12pt" fo:font-weight="normal" officeooo:rsid="00277981" officeooo:paragraph-rsid="00299c22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DejaVu Sans" fo:font-size="12pt" fo:font-weight="normal" officeooo:rsid="00277981" officeooo:paragraph-rsid="002b5246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DejaVu Sans" fo:font-size="12pt" fo:font-weight="bold" officeooo:rsid="001da25a" officeooo:paragraph-rsid="001da25a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DejaVu Sans" fo:font-size="12pt" fo:font-weight="bold" officeooo:rsid="001da25a" officeooo:paragraph-rsid="0022b963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DejaVu Sans" fo:font-size="12pt" fo:font-weight="bold" officeooo:rsid="001da25a" officeooo:paragraph-rsid="00277981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DejaVu Sans" fo:font-size="12pt" fo:font-weight="bold" officeooo:rsid="001da25a" officeooo:paragraph-rsid="002912de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DejaVu Sans" fo:font-size="12pt" fo:font-weight="bold" officeooo:rsid="001da25a" officeooo:paragraph-rsid="002a4ff1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center" style:justify-single-word="false"/>
      <style:text-properties style:font-name="DejaVu Sans" fo:font-size="20pt" fo:font-weight="bold" officeooo:rsid="001da25a" officeooo:paragraph-rsid="001da25a" style:font-size-asian="20pt" style:font-weight-asian="bold" style:font-size-complex="20pt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DejaVu Sans" fo:font-size="12pt" fo:font-weight="bold" officeooo:rsid="001da25a" officeooo:paragraph-rsid="00299c22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DejaVu Sans" fo:font-size="12pt" fo:font-weight="bold" officeooo:rsid="001da25a" officeooo:paragraph-rsid="002a4ff1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DejaVu Sans" fo:font-size="12pt" fo:font-weight="bold" officeooo:rsid="001da25a" officeooo:paragraph-rsid="0032de9c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DejaVu Sans" fo:font-size="12pt" fo:font-weight="bold" officeooo:rsid="00299c22" officeooo:paragraph-rsid="00299c22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DejaVu Sans" fo:font-size="12pt" fo:font-weight="bold" officeooo:rsid="00299c22" officeooo:paragraph-rsid="0032de9c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DejaVu Sans" fo:font-size="12pt" fo:font-weight="normal" officeooo:rsid="001da25a" officeooo:paragraph-rsid="002a4ff1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DejaVu Sans" fo:font-size="12pt" fo:font-weight="normal" officeooo:rsid="001da25a" officeooo:paragraph-rsid="0032de9c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DejaVu Sans" fo:font-size="12pt" fo:font-weight="normal" officeooo:rsid="001f70ef" officeooo:paragraph-rsid="00299c22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DejaVu Sans" fo:font-size="12pt" fo:font-weight="normal" officeooo:rsid="001f70ef" officeooo:paragraph-rsid="0032de9c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DejaVu Sans" fo:font-size="12pt" fo:font-weight="normal" officeooo:rsid="002e8b0f" officeooo:paragraph-rsid="002e8b0f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DejaVu Sans" fo:font-size="12pt" fo:font-weight="normal" officeooo:rsid="002e8b0f" officeooo:paragraph-rsid="0032de9c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DejaVu Sans" fo:font-size="12pt" fo:font-weight="normal" officeooo:rsid="00277981" officeooo:paragraph-rsid="0032de9c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DejaVu Sans" fo:font-size="16pt" fo:font-weight="bold" officeooo:rsid="001da25a" officeooo:paragraph-rsid="0032de9c" style:font-size-asian="14pt" style:font-weight-asian="bold" style:font-size-complex="16pt" style:font-weight-complex="bold"/>
    </style:style>
    <style:style style:name="T1" style:family="text">
      <style:text-properties fo:font-size="12pt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fo:font-weight="normal" officeooo:rsid="001f70ef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22b963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2a4ff1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2e8b0f" style:font-size-asian="10.5pt" style:font-weight-asian="normal" style:font-size-complex="12pt" style:font-weight-complex="normal"/>
    </style:style>
    <style:style style:name="T6" style:family="text">
      <style:text-properties officeooo:rsid="0022b963"/>
    </style:style>
    <style:style style:name="T7" style:family="text">
      <style:text-properties officeooo:rsid="0024963d"/>
    </style:style>
    <style:style style:name="T8" style:family="text">
      <style:text-properties officeooo:rsid="00277981"/>
    </style:style>
    <style:style style:name="T9" style:family="text">
      <style:text-properties officeooo:rsid="002912de"/>
    </style:style>
    <style:style style:name="T10" style:family="text">
      <style:text-properties fo:font-weight="bold" officeooo:rsid="001da25a" style:font-weight-asian="bold" style:font-weight-complex="bold"/>
    </style:style>
    <style:style style:name="T11" style:family="text">
      <style:text-properties fo:font-weight="bold" officeooo:rsid="002912de" style:font-weight-asian="bold" style:font-weight-complex="bold"/>
    </style:style>
    <style:style style:name="T12" style:family="text">
      <style:text-properties fo:font-weight="bold" officeooo:rsid="00299c22" style:font-weight-asian="bold" style:font-weight-complex="bold"/>
    </style:style>
    <style:style style:name="T13" style:family="text">
      <style:text-properties fo:font-weight="bold" officeooo:rsid="002a4ff1" style:font-weight-asian="bold" style:font-weight-complex="bold"/>
    </style:style>
    <style:style style:name="T14" style:family="text">
      <style:text-properties fo:font-weight="bold" officeooo:rsid="0032de9c" style:font-weight-asian="bold" style:font-weight-complex="bold"/>
    </style:style>
    <style:style style:name="T15" style:family="text">
      <style:text-properties fo:font-weight="bold" officeooo:rsid="0022b963" style:font-weight-asian="bold" style:font-weight-complex="bold"/>
    </style:style>
    <style:style style:name="T16" style:family="text">
      <style:text-properties officeooo:rsid="00299c22"/>
    </style:style>
    <style:style style:name="T17" style:family="text">
      <style:text-properties fo:font-weight="normal" officeooo:rsid="001f70ef" style:font-weight-asian="normal" style:font-weight-complex="normal"/>
    </style:style>
    <style:style style:name="T18" style:family="text">
      <style:text-properties fo:font-weight="normal" officeooo:rsid="00299c22" style:font-weight-asian="normal" style:font-weight-complex="normal"/>
    </style:style>
    <style:style style:name="T19" style:family="text">
      <style:text-properties fo:font-weight="normal" officeooo:rsid="002a4ff1" style:font-weight-asian="normal" style:font-weight-complex="normal"/>
    </style:style>
    <style:style style:name="T20" style:family="text">
      <style:text-properties fo:font-weight="normal" officeooo:rsid="0032de9c" style:font-weight-asian="normal" style:font-weight-complex="normal"/>
    </style:style>
    <style:style style:name="T21" style:family="text">
      <style:text-properties officeooo:rsid="001f70ef"/>
    </style:style>
    <style:style style:name="T22" style:family="text">
      <style:text-properties officeooo:rsid="002a4ff1"/>
    </style:style>
    <style:style style:name="T23" style:family="text">
      <style:text-properties officeooo:rsid="002e8b0f"/>
    </style:style>
    <style:style style:name="T24" style:family="text">
      <style:text-properties officeooo:rsid="0032de9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Foodata Backend</text:p>
      <text:p text:style-name="P6"/>
      <text:p text:style-name="P6"/>
      <text:p text:style-name="P7"/>
      <text:p text:style-name="P26">REQUEST GET/scan?ean=47110815</text:p>
      <text:p text:style-name="P7"/>
      <text:p text:style-name="P7"/>
      <text:p text:style-name="P7"/>
      <text:p text:style-name="P8">RESPONSE bei success </text:p>
      <text:p text:style-name="P15">{ error: 0, <text:s/>product: {</text:p>
      <text:p text:style-name="P15"><text:tab/><text:tab/><text:tab/><text:tab/>hersteller: String,</text:p>
      <text:p text:style-name="P15"><text:tab/><text:tab/><text:tab/><text:tab/>productname: String,</text:p>
      <text:p text:style-name="P1"><text:span text:style-name="T2"><text:tab/><text:tab/><text:tab/><text:tab/></text:span><text:span text:style-name="T4">productGroup</text:span><text:span text:style-name="T2">: </text:span><text:span text:style-name="T4">String</text:span><text:span text:style-name="T2">,</text:span><text:span text:style-name="T1"> </text:span></text:p>
      <text:p text:style-name="P1"><text:span text:style-name="T1"><text:tab/><text:tab/><text:tab/><text:tab/></text:span><text:span text:style-name="T2">kohlenhydrate: Number,</text:span></text:p>
      <text:p text:style-name="P15"><text:tab/><text:tab/><text:tab/><text:tab/>fett: Number,</text:p>
      <text:p text:style-name="P15"><text:tab/><text:tab/><text:tab/><text:tab/>gesaettigte_Fettsäuren: Number,</text:p>
      <text:p text:style-name="P15"><text:tab/><text:tab/><text:tab/><text:tab/>natrium: Number,</text:p>
      <text:p text:style-name="P15"><text:tab/><text:tab/><text:tab/><text:tab/>protein: Number,</text:p>
      <text:p text:style-name="P15"><text:tab/><text:tab/><text:tab/><text:tab/>ballaststoffe: Number,</text:p>
      <text:p text:style-name="P15"><text:tab/><text:tab/><text:tab/><text:tab/>obstGemueseNuesseAnteil: Number</text:p>
      <text:p text:style-name="P15"><text:tab/><text:tab/><text:tab/><text:tab/>}</text:p>
      <text:p text:style-name="P15"/>
      <text:p text:style-name="P15">REPONSE bei failure </text:p>
      <text:p text:style-name="P15">{ error: 1000, message: „product not found“}</text:p>
      <text:p text:style-name="P15"/>
      <text:p text:style-name="P15"/>
      <text:p text:style-name="P15"/>
      <text:p text:style-name="P15"/>
      <text:p text:style-name="P15"/>
      <text:p text:style-name="P15"/>
      <text:p text:style-name="P27">REQUEST GET/<text:span text:style-name="T6">search</text:span>?<text:span text:style-name="T6">productname=Goldbären</text:span></text:p>
      <text:p text:style-name="P9"/>
      <text:p text:style-name="P9"/>
      <text:p text:style-name="P9"/>
      <text:p text:style-name="P9">RESPONSE bei success </text:p>
      <text:p text:style-name="P16">{ error: 0, <text:s/>product<text:span text:style-name="T6">s</text:span>: <text:tab/><text:span text:style-name="T6">[</text:span></text:p>
      <text:p text:style-name="P16"><text:tab/><text:tab/><text:tab/><text:tab/>{</text:p>
      <text:p text:style-name="P16"><text:tab/><text:tab/><text:tab/><text:tab/>hersteller: String,</text:p>
      <text:p text:style-name="P16"><text:tab/><text:tab/><text:tab/><text:tab/>productname: String,</text:p>
      <text:p text:style-name="P2"><text:span text:style-name="T2"><text:tab/><text:tab/><text:tab/><text:tab/></text:span><text:span text:style-name="T3">id</text:span><text:span text:style-name="T2">: </text:span><text:span text:style-name="T3">String</text:span></text:p>
      <text:p text:style-name="P16"><text:tab/><text:tab/><text:tab/><text:tab/>},</text:p>
      <text:p text:style-name="P16"><text:tab/><text:tab/><text:tab/><text:tab/>{</text:p>
      <text:p text:style-name="P16"><text:tab/><text:tab/><text:tab/><text:tab/>hersteller: String,</text:p>
      <text:p text:style-name="P16"><text:tab/><text:tab/><text:tab/><text:tab/>productname: String,</text:p>
      <text:p text:style-name="P2"><text:span text:style-name="T2"><text:tab/><text:tab/><text:tab/><text:tab/></text:span><text:span text:style-name="T3">id</text:span><text:span text:style-name="T2">: </text:span><text:span text:style-name="T3">String</text:span></text:p>
      <text:p text:style-name="P16"><text:tab/><text:tab/><text:tab/><text:tab/><text:span text:style-name="T6">}</text:span></text:p>
      <text:p text:style-name="P16"><text:tab/><text:tab/><text:tab/><text:tab/>….</text:p>
      <text:p text:style-name="P16"><text:tab/><text:tab/><text:tab/><text:tab/><text:span text:style-name="T6">]</text:span></text:p>
      <text:p text:style-name="P16"><text:tab/><text:tab/><text:tab/><text:tab/><text:span text:style-name="T16">}</text:span></text:p>
      <text:p text:style-name="P16">REPONSE bei failure </text:p>
      <text:p text:style-name="P16">{ error: 100<text:span text:style-name="T23">1</text:span>, message: „<text:span text:style-name="T6">no </text:span>product<text:span text:style-name="T6">s</text:span> found“}</text:p>
      <text:p text:style-name="P27"><text:soft-page-break/>REQUEST GET/s<text:span text:style-name="T6">earchId</text:span>?<text:span text:style-name="T6">id</text:span>=“<text:span text:style-name="T6">h73old824HDT“</text:span></text:p>
      <text:p text:style-name="P9"/>
      <text:p text:style-name="P9"/>
      <text:p text:style-name="P9"/>
      <text:p text:style-name="P9">RESPONSE bei success </text:p>
      <text:p text:style-name="P16">{ error: 0, <text:s/>product: {</text:p>
      <text:p text:style-name="P16"><text:tab/><text:tab/><text:tab/><text:tab/>hersteller: String,</text:p>
      <text:p text:style-name="P16"><text:tab/><text:tab/><text:tab/><text:tab/>productname: String,</text:p>
      <text:p text:style-name="P2"><text:span text:style-name="T2"><text:tab/><text:tab/><text:tab/><text:tab/>drinkable: Boolean,</text:span><text:span text:style-name="T1"> </text:span></text:p>
      <text:p text:style-name="P2"><text:span text:style-name="T1"><text:tab/><text:tab/><text:tab/><text:tab/></text:span><text:span text:style-name="T2">kohlenhydrate: Number,</text:span></text:p>
      <text:p text:style-name="P16"><text:tab/><text:tab/><text:tab/><text:tab/>fett: Number,</text:p>
      <text:p text:style-name="P16"><text:tab/><text:tab/><text:tab/><text:tab/>gesaettigte_Fettsäuren: Number,</text:p>
      <text:p text:style-name="P16"><text:tab/><text:tab/><text:tab/><text:tab/>natrium: Number,</text:p>
      <text:p text:style-name="P16"><text:tab/><text:tab/><text:tab/><text:tab/>protein: Number,</text:p>
      <text:p text:style-name="P16"><text:tab/><text:tab/><text:tab/><text:tab/>ball<text:span text:style-name="T7">a</text:span>ststoffe: Number,</text:p>
      <text:p text:style-name="P16"><text:tab/><text:tab/><text:tab/><text:tab/>obstGemueseNuesseAnteil: Number</text:p>
      <text:p text:style-name="P16"><text:tab/><text:tab/><text:tab/><text:tab/>}</text:p>
      <text:p text:style-name="P16"/>
      <text:p text:style-name="P16">REPONSE bei failure </text:p>
      <text:p text:style-name="P16">{ error: 1000, message: „product not found“}</text:p>
      <text:p text:style-name="P16"/>
      <text:p text:style-name="P16"/>
      <text:p text:style-name="P16"/>
      <text:p text:style-name="P16"/>
      <text:p text:style-name="P16"/>
      <text:p text:style-name="P16"/>
      <text:p text:style-name="P28">REQUEST <text:span text:style-name="T8">POST</text:span>/<text:span text:style-name="T8">admin/login</text:span></text:p>
      <text:p text:style-name="P10"/>
      <text:p text:style-name="P10"/>
      <text:p text:style-name="P10"/>
      <text:p text:style-name="P23">req.params.body = {</text:p>
      <text:p text:style-name="P23"><text:tab/><text:tab/><text:tab/><text:tab/>adminname: String,</text:p>
      <text:p text:style-name="P23"><text:tab/><text:tab/><text:tab/><text:tab/>password: String</text:p>
      <text:p text:style-name="P10"><text:tab/><text:tab/><text:tab/><text:tab/><text:span text:style-name="T8">}</text:span></text:p>
      <text:p text:style-name="P10"/>
      <text:p text:style-name="P10">RESPONSE bei success </text:p>
      <text:p text:style-name="P17">{ error: 0, <text:s/><text:span text:style-name="T8">message</text:span>: „<text:span text:style-name="T8">login succesful“}</text:span></text:p>
      <text:p text:style-name="P17"/>
      <text:p text:style-name="P17">REPONSE bei failure </text:p>
      <text:p text:style-name="P17">{ error: 1<text:span text:style-name="T8">100, </text:span>message: „<text:span text:style-name="T8">login failed</text:span>“}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9"><text:soft-page-break/>REQUEST GET/<text:span text:style-name="T9">admin/search</text:span>?<text:span text:style-name="T6">productname=Goldbären</text:span></text:p>
      <text:p text:style-name="P11"/>
      <text:p text:style-name="P11"/>
      <text:p text:style-name="P11"/>
      <text:p text:style-name="P11">RESPONSE bei success </text:p>
      <text:p text:style-name="P18">{ error: 0, <text:s/>product<text:span text:style-name="T6">s</text:span>: <text:tab/><text:span text:style-name="T6">[</text:span></text:p>
      <text:p text:style-name="P18"><text:tab/><text:tab/><text:tab/><text:tab/>{</text:p>
      <text:p text:style-name="P18"><text:tab/><text:tab/><text:tab/><text:tab/>hersteller: String,</text:p>
      <text:p text:style-name="P18"><text:tab/><text:tab/><text:tab/><text:tab/>productname: String,</text:p>
      <text:p text:style-name="P3"><text:span text:style-name="T2"><text:tab/><text:tab/><text:tab/><text:tab/></text:span><text:span text:style-name="T3">id</text:span><text:span text:style-name="T2">: </text:span><text:span text:style-name="T3">String</text:span></text:p>
      <text:p text:style-name="P18"><text:tab/><text:tab/><text:tab/><text:tab/>},</text:p>
      <text:p text:style-name="P18"><text:tab/><text:tab/><text:tab/><text:tab/>{</text:p>
      <text:p text:style-name="P18"><text:tab/><text:tab/><text:tab/><text:tab/>hersteller: String,</text:p>
      <text:p text:style-name="P18"><text:tab/><text:tab/><text:tab/><text:tab/>productname: String,</text:p>
      <text:p text:style-name="P3"><text:span text:style-name="T2"><text:tab/><text:tab/><text:tab/><text:tab/></text:span><text:span text:style-name="T3">id</text:span><text:span text:style-name="T2">: </text:span><text:span text:style-name="T3">String</text:span></text:p>
      <text:p text:style-name="P18"><text:tab/><text:tab/><text:tab/><text:tab/><text:span text:style-name="T6">}</text:span></text:p>
      <text:p text:style-name="P18"><text:tab/><text:tab/><text:tab/><text:tab/>….</text:p>
      <text:p text:style-name="P18"><text:tab/><text:tab/><text:tab/><text:tab/><text:span text:style-name="T6">]</text:span></text:p>
      <text:p text:style-name="P18"/>
      <text:p text:style-name="P18">REPONSE bei failure </text:p>
      <text:p text:style-name="P19">{ error: 100<text:span text:style-name="T23">1</text:span>, message: „<text:span text:style-name="T6">no </text:span>product<text:span text:style-name="T6">s</text:span> found“}</text:p>
      <text:p text:style-name="P32"/>
      <text:p text:style-name="P32"/>
      <text:p text:style-name="P32"/>
      <text:p text:style-name="P32"/>
      <text:p text:style-name="P32"/>
      <text:p text:style-name="P32"/>
      <text:p text:style-name="P30">REQUEST GET/<text:span text:style-name="T22">admin/</text:span>s<text:span text:style-name="T6">earchId</text:span>?<text:span text:style-name="T6">id</text:span>=“<text:span text:style-name="T6">h73old824HDT“</text:span></text:p>
      <text:p text:style-name="P13"/>
      <text:p text:style-name="P13"/>
      <text:p text:style-name="P13"/>
      <text:p text:style-name="P13">RESPONSE bei success </text:p>
      <text:p text:style-name="P20">{ error: 0, <text:s/>product: {</text:p>
      <text:p text:style-name="P20"><text:tab/><text:tab/><text:tab/><text:tab/>hersteller: String,</text:p>
      <text:p text:style-name="P20"><text:tab/><text:tab/><text:tab/><text:tab/>productname: String,</text:p>
      <text:p text:style-name="P22"><text:tab/><text:tab/><text:tab/><text:tab/><text:span text:style-name="T23">handelskette: String,</text:span></text:p>
      <text:p text:style-name="P5"><text:span text:style-name="T2"><text:tab/><text:tab/><text:tab/><text:tab/>drinkable: Boolean,</text:span><text:span text:style-name="T1"> </text:span></text:p>
      <text:p text:style-name="P5"><text:span text:style-name="T1"><text:tab/><text:tab/><text:tab/><text:tab/></text:span><text:span text:style-name="T2">kohlenhydrate: Number,</text:span></text:p>
      <text:p text:style-name="P20"><text:tab/><text:tab/><text:tab/><text:tab/>fett: Number,</text:p>
      <text:p text:style-name="P20"><text:tab/><text:tab/><text:tab/><text:tab/>gesaettigte_Fettsäuren: Number,</text:p>
      <text:p text:style-name="P20"><text:tab/><text:tab/><text:tab/><text:tab/>natrium: Number,</text:p>
      <text:p text:style-name="P20"><text:tab/><text:tab/><text:tab/><text:tab/>protein: Number,</text:p>
      <text:p text:style-name="P20"><text:tab/><text:tab/><text:tab/><text:tab/>ball<text:span text:style-name="T7">a</text:span>ststoffe: Number,</text:p>
      <text:p text:style-name="P20"><text:tab/><text:tab/><text:tab/><text:tab/>obstGemueseNuesseAnteil: Number</text:p>
      <text:p text:style-name="P20"><text:tab/><text:tab/><text:tab/><text:tab/>}</text:p>
      <text:p text:style-name="P20"/>
      <text:p text:style-name="P20">REPONSE bei failure </text:p>
      <text:p text:style-name="P13">{ error: 1000, message: „product not found“}</text:p>
      <text:p text:style-name="P30"/>
      <text:p text:style-name="P30"/>
      <text:p text:style-name="P30"/>
      <text:p text:style-name="P30"/>
      <text:p text:style-name="P19"><text:soft-page-break/><text:span text:style-name="T10">REQUEST </text:span><text:span text:style-name="T12">POST</text:span><text:span text:style-name="T10">/</text:span><text:span text:style-name="T11">admin/</text:span><text:span text:style-name="T12">data</text:span></text:p>
      <text:p text:style-name="P35"/>
      <text:p text:style-name="P35"/>
      <text:p text:style-name="P35"/>
      <text:p text:style-name="P24">req.params.body = {</text:p>
      <text:p text:style-name="P24"><text:tab/><text:tab/><text:tab/><text:tab/><text:span text:style-name="T23">EAN: Array</text:span></text:p>
      <text:p text:style-name="P24"><text:tab/><text:tab/><text:tab/><text:tab/><text:span text:style-name="T21">hersteller: String,</text:span></text:p>
      <text:p text:style-name="P19"><text:tab/><text:tab/><text:tab/><text:tab/>productname: String,</text:p>
      <text:p text:style-name="P4"><text:span text:style-name="T2"><text:tab/><text:tab/><text:tab/><text:tab/></text:span><text:span text:style-name="T4">productGroup</text:span><text:span text:style-name="T2">: </text:span><text:span text:style-name="T4">String</text:span><text:span text:style-name="T2">,</text:span><text:span text:style-name="T1"> </text:span></text:p>
      <text:p text:style-name="P4"><text:span text:style-name="T1"><text:tab/><text:tab/><text:tab/><text:tab/></text:span><text:span text:style-name="T5">handelskette: String</text:span></text:p>
      <text:p text:style-name="P4"><text:span text:style-name="T1"><text:tab/><text:tab/><text:tab/><text:tab/></text:span><text:span text:style-name="T2">kohlenhydrate: Number,</text:span></text:p>
      <text:p text:style-name="P19"><text:tab/><text:tab/><text:tab/><text:tab/>fett: Number,</text:p>
      <text:p text:style-name="P19"><text:tab/><text:tab/><text:tab/><text:tab/>gesaettigte_Fettsäuren: Number,</text:p>
      <text:p text:style-name="P19"><text:tab/><text:tab/><text:tab/><text:tab/>natrium: Number,</text:p>
      <text:p text:style-name="P19"><text:tab/><text:tab/><text:tab/><text:tab/>protein: Number,</text:p>
      <text:p text:style-name="P19"><text:tab/><text:tab/><text:tab/><text:tab/>ball<text:span text:style-name="T7">a</text:span>ststoffe: Number,</text:p>
      <text:p text:style-name="P19"><text:tab/><text:tab/><text:tab/><text:tab/>obstGemueseNuesseAnteil: Number</text:p>
      <text:p text:style-name="P12"><text:span text:style-name="T12"><text:tab/><text:tab/><text:tab/><text:tab/></text:span><text:span text:style-name="T8">}</text:span></text:p>
      <text:p text:style-name="P12"/>
      <text:p text:style-name="P12">RESPONSE bei success </text:p>
      <text:p text:style-name="P19">{ error: 0, <text:s/><text:span text:style-name="T16">message</text:span>: <text:s/>„<text:span text:style-name="T16">new product added“}</text:span><text:tab/></text:p>
      <text:p text:style-name="P19"/>
      <text:p text:style-name="P19">REPONSE bei failure </text:p>
      <text:p text:style-name="P19">{ error: 1<text:span text:style-name="T16">105</text:span>, message: „<text:span text:style-name="T16">adding product failed“</text:span>}</text:p>
      <text:p text:style-name="P19"/>
      <text:p text:style-name="P19"/>
      <text:p text:style-name="P19"/>
      <text:p text:style-name="P19"/>
      <text:p text:style-name="P19"><text:span text:style-name="T10">REQUEST </text:span><text:span text:style-name="T12">P</text:span><text:span text:style-name="T13">U</text:span><text:span text:style-name="T12">T</text:span><text:span text:style-name="T10">/</text:span><text:span text:style-name="T11">admin/</text:span><text:span text:style-name="T12">data</text:span></text:p>
      <text:p text:style-name="P35"/>
      <text:p text:style-name="P35"/>
      <text:p text:style-name="P35"/>
      <text:p text:style-name="P24">req.params.body = {</text:p>
      <text:p text:style-name="P24"><text:tab/><text:tab/><text:tab/><text:tab/><text:span text:style-name="T16">id: String,</text:span></text:p>
      <text:p text:style-name="P19"><text:tab/><text:tab/><text:tab/><text:tab/>hersteller: String,</text:p>
      <text:p text:style-name="P19"><text:tab/><text:tab/><text:tab/><text:tab/>productname: String,</text:p>
      <text:p text:style-name="P5"><text:span text:style-name="T2"><text:tab/><text:tab/><text:tab/><text:tab/></text:span><text:span text:style-name="T4">productGroup</text:span><text:span text:style-name="T2">: </text:span><text:span text:style-name="T4">String</text:span><text:span text:style-name="T2">,</text:span></text:p>
      <text:p text:style-name="P41"><text:tab/><text:tab/><text:tab/><text:tab/>handelskette: String,</text:p>
      <text:p text:style-name="P4"><text:span text:style-name="T1"><text:tab/><text:tab/><text:tab/><text:tab/></text:span><text:span text:style-name="T2">kohlenhydrate: Number,</text:span></text:p>
      <text:p text:style-name="P19"><text:tab/><text:tab/><text:tab/><text:tab/>fett: Number,</text:p>
      <text:p text:style-name="P19"><text:tab/><text:tab/><text:tab/><text:tab/>gesaettigte_Fettsäuren: Number,</text:p>
      <text:p text:style-name="P19"><text:tab/><text:tab/><text:tab/><text:tab/>natrium: Number,</text:p>
      <text:p text:style-name="P19"><text:tab/><text:tab/><text:tab/><text:tab/>protein: Number,</text:p>
      <text:p text:style-name="P19"><text:tab/><text:tab/><text:tab/><text:tab/>ball<text:span text:style-name="T7">a</text:span>ststoffe: Number,</text:p>
      <text:p text:style-name="P19"><text:tab/><text:tab/><text:tab/><text:tab/>obstGemueseNuesseAnteil: Number</text:p>
      <text:p text:style-name="P12"><text:span text:style-name="T12"><text:tab/><text:tab/><text:tab/><text:tab/></text:span><text:span text:style-name="T8">}</text:span></text:p>
      <text:p text:style-name="P12"/>
      <text:p text:style-name="P12">RESPONSE bei success </text:p>
      <text:p text:style-name="P19">{ error: 0, <text:s/><text:span text:style-name="T16">message</text:span>: <text:s/>„<text:span text:style-name="T16">product was updated“}</text:span><text:tab/></text:p>
      <text:p text:style-name="P19"/>
      <text:p text:style-name="P19">REPONSE bei failure </text:p>
      <text:p text:style-name="P19">{ error: 1<text:span text:style-name="T16">106</text:span>, message: „<text:span text:style-name="T22">updating product failed“</text:span>}</text:p>
      <text:p text:style-name="P40"><text:soft-page-break/><text:span text:style-name="T10">REQUEST </text:span><text:span text:style-name="T14">DELETE</text:span><text:span text:style-name="T10">/</text:span><text:span text:style-name="T11">admin/</text:span><text:span text:style-name="T12">data:</text:span><text:span text:style-name="T14">id</text:span></text:p>
      <text:p text:style-name="P36"/>
      <text:p text:style-name="P36"/>
      <text:p text:style-name="P36"/>
      <text:p text:style-name="P43">req.params.<text:span text:style-name="T24">id</text:span> = <text:s/><text:span text:style-name="T6">h73old824HDT</text:span></text:p>
      <text:p text:style-name="P43"/>
      <text:p text:style-name="P43"/>
      <text:p text:style-name="P43"/>
      <text:p text:style-name="P38">RESPONSE bei success </text:p>
      <text:p text:style-name="P40">{ error: 0, <text:s/><text:span text:style-name="T16">message</text:span>: <text:s/>„<text:span text:style-name="T16">product was deleted“}</text:span><text:tab/></text:p>
      <text:p text:style-name="P40"/>
      <text:p text:style-name="P40">REPONSE bei failure </text:p>
      <text:p text:style-name="P34"><text:span text:style-name="T17">{ error: 1</text:span><text:span text:style-name="T18">10</text:span><text:span text:style-name="T20">7</text:span><text:span text:style-name="T17">, message: „</text:span><text:span text:style-name="T20">deleting</text:span><text:span text:style-name="T19"> failed“</text:span><text:span text:style-name="T17">}</text:span></text:p>
      <text:p text:style-name="P34"><text:span text:style-name="T17"/></text:p>
      <text:p text:style-name="P34"><text:span text:style-name="T17"/></text:p>
      <text:p text:style-name="P34"><text:span text:style-name="T17"/></text:p>
      <text:p text:style-name="P34"><text:span text:style-name="T17"/></text:p>
      <text:p text:style-name="P34">REQUEST <text:span text:style-name="T8">POST</text:span>/<text:span text:style-name="T8">admin/logout</text:span></text:p>
      <text:p text:style-name="P14"/>
      <text:p text:style-name="P14"/>
      <text:p text:style-name="P14"/>
      <text:p text:style-name="P25">req.params.body = {</text:p>
      <text:p text:style-name="P25"><text:tab/><text:tab/><text:tab/><text:tab/>adminname: String</text:p>
      <text:p text:style-name="P14"><text:tab/><text:tab/><text:tab/><text:tab/><text:span text:style-name="T8">}</text:span></text:p>
      <text:p text:style-name="P14"/>
      <text:p text:style-name="P14">RESPONSE bei success </text:p>
      <text:p text:style-name="P21">{ error: 0, <text:s/><text:span text:style-name="T8">message</text:span>: „<text:span text:style-name="T8">logout succesful“}</text:span></text:p>
      <text:p text:style-name="P21"/>
      <text:p text:style-name="P21">REPONSE bei failure </text:p>
      <text:p text:style-name="P21">{ error: 1<text:span text:style-name="T8">101, </text:span>message: „<text:span text:style-name="T8">logout failed</text:span>“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0T11:17:18.786812108</meta:creation-date>
    <dc:date>2020-01-21T14:55:58.603413958</dc:date>
    <meta:editing-duration>PT44M11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5" meta:paragraph-count="146" meta:word-count="382" meta:character-count="3393" meta:non-whitespace-character-count="2754"/>
  </office:meta>
</office:document-meta>
</file>